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Standard">
      <style:paragraph-properties fo:text-align="center" style:justify-single-word="false" style:page-number="1"/>
    </style:style>
    <style:style style:name="P2" style:family="paragraph" style:parent-style-name="normal" style:list-style-name="WWNum1">
      <style:paragraph-properties fo:margin-left="0.5in" fo:margin-right="0in" fo:text-indent="-0.25in" style:auto-text-indent="false"/>
    </style:style>
    <style:style style:name="T1" style:family="text">
      <style:text-properties style:font-name="Google Sans" style:font-name-asian="Google Sans1" style:font-name-complex="Google Sans1"/>
    </style:style>
    <style:style style:name="T2" style:family="text">
      <style:text-properties style:font-name="Google Sans" fo:font-size="12pt"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evidx83t54sc"/><text:span text:style-name="T1">Botium Toys: Risk assessment</text:span></text:p>
      <text:p text:style-name="Heading_20_2"><text:bookmark text:name="_jdudu6fs5rtm"/><text:span text:style-name="T1">Current assets</text:span></text:p>
      <text:p text:style-name="normal"><text:span text:style-name="T2">Assets managed by the IT Department include: </text:span></text:p>
      <text:list xml:id="list1720556001" text:style-name="WWNum1">
        <text:list-item>
          <text:p text:style-name="P2"><text:span text:style-name="T2">On-premises equipment for in-office business needs <text:s/></text:span></text:p>
        </text:list-item>
        <text:list-item>
          <text:p text:style-name="P2"><text:span text:style-name="T2">Employee equipment: end-user devices (desktops/laptops, smartphones), remote workstations, headsets, cables, keyboards, mice, docking stations, surveillance cameras, etc.</text:span></text:p>
        </text:list-item>
        <text:list-item>
          <text:p text:style-name="P2"><text:span text:style-name="T2">Management of systems, software, and services: accounting, telecommunication, database, security, ecommerce, and inventory management</text:span></text:p>
        </text:list-item>
        <text:list-item>
          <text:p text:style-name="P2"><text:span text:style-name="T2">Internet access</text:span></text:p>
        </text:list-item>
        <text:list-item>
          <text:p text:style-name="P2"><text:span text:style-name="T2">Internal network</text:span></text:p>
        </text:list-item>
        <text:list-item>
          <text:p text:style-name="P2"><text:span text:style-name="T2">Vendor access management</text:span></text:p>
        </text:list-item>
        <text:list-item>
          <text:p text:style-name="P2"><text:span text:style-name="T2">Data center hosting services <text:s/></text:span></text:p>
        </text:list-item>
        <text:list-item>
          <text:p text:style-name="P2"><text:span text:style-name="T2">Data retention and storage</text:span></text:p>
        </text:list-item>
        <text:list-item>
          <text:p text:style-name="P2"><text:span text:style-name="T2">Badge readers</text:span></text:p>
        </text:list-item>
        <text:list-item>
          <text:p text:style-name="P2"><text:span text:style-name="T2">Legacy system maintenance: end-of-life systems that require human monitoring </text:span></text:p>
        </text:list-item>
      </text:list>
      <text:p text:style-name="Heading_20_2"><text:bookmark text:name="_5i80k6dm51vy"/><text:span text:style-name="T1">Risk description</text:span></text:p>
      <text:p text:style-name="normal"><text:span text:style-name="T2">Currently, there is inadequate management of assets. Additionally, Botium Toys does not have the proper controls in place and may not be compliant with U.S. and international regulations and standards.</text:span><text:span text:style-name="T1"> </text:span></text:p>
      <text:p text:style-name="Heading_20_2"><text:bookmark text:name="_pepjp18yvpjs"/><text:span text:style-name="T1">Control best practices</text:span></text:p>
      <text:p text:style-name="normal"><text:span text:style-name="T2">The first of the five functions of the NIST CSF is Identify. Botium Toys will need to dedicate resources to managing assets. Additionally, they will need to determine the impact of the loss of existing assets, including systems, on business continuity.</text:span></text:p>
      <text:p text:style-name="Heading_20_2"><text:bookmark text:name="_ghnlzhum2uiy"/><text:span text:style-name="T1">Risk score</text:span></text:p>
      <text:p text:style-name="normal"><text:span text:style-name="T2">On a scale of 1 to 10, the risk score is 8, which is fairly high. This is due to a lack of controls and adherence to necessary compliance regulations and standards.</text:span></text:p>
      <text:p text:style-name="Heading_20_2"><text:bookmark text:name="_kmpxjpzb7q2o"/><text:soft-page-break/><text:span text:style-name="T1">Additional comments</text:span></text:p>
      <text:p text:style-name="normal"><text:span text:style-name="T2">The potential impact from the loss of an asset is rated as medium, because the IT department does not know which assets would be lost. The likelihood of a lost asset or fines from governing bodies is high because Botium Toys does not have all of the necessary controls in place and is not adhering to required regulations and standards related to keeping customer data priva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2" meta:paragraph-count="21" meta:word-count="264" meta:character-count="1715" meta:non-whitespace-character-count="1475"/>
    <meta:generator>LibreOffice/7.3.7.2$Linux_X86_64 LibreOffice_project/30$Build-2</meta:generator>
  </office:meta>
</office:document-meta>
</file>